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2" style:family="text">
      <style:text-properties fo:font-size="14.00pt" fo:font-weight="bold" fo:font-family="'Helvetica, Arial, Sans-serif'" style:font-family-asian="'Helvetica, Arial, Sans-serif'" style:font-family-complex="'Helvetica, Arial, Sans-serif'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5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6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7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8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9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0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1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2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3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4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5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6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7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8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19" style:family="text">
      <style:text-properties fo:font-size="12.00pt" fo:font-weight="bold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20" style:family="text">
      <style:text-properties fo:font-size="12.00pt" fo:font-weight="normal" fo:font-family="'Helvetica, Arial, Sans-serif'" style:font-family-asian="'Helvetica, Arial, Sans-serif'" style:font-family-complex="'Helvetica, Arial, Sans-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text:s text:c="2"/></text:span><text:span text:style-name="T2">Visual Studio extensions and settings:</text:span></text:p>
      <text:p text:style-name="P1"><text:span text:style-name="T3"/></text:p>
      <text:p text:style-name="P1"><text:span text:style-name="T4">Extension:<text:s/></text:span><text:span text:style-name="T5">Monokai pro, Live Server (</text:span><text:span text:style-name="T6">right click on fthe HTML file an Open With Live Server</text:span><text:span text:style-name="T7">), Prettier(</text:span><text:span text:style-name="T8">file -&gt; prefferences -&gt; setting -&gt; in search bar(default formatter) -&gt; Prettier Formatter</text:span><text:span text:style-name="T9">)</text:span></text:p>
      <text:p text:style-name="P1"><text:span text:style-name="T10">Setting</text:span><text:span text:style-name="T11">:</text:span><text:span text:style-name="T12"><text:s/>Setting -&gt; user -&gt;<text:s/></text:span><text:span text:style-name="T13">AutoSave</text:span><text:span text:style-name="T14"><text:s/>: onFocusChange,<text:s/></text:span><text:span text:style-name="T15">MultiCursos</text:span><text:span text:style-name="T16"><text:s/>: ctrCmd,<text:s/></text:span><text:span text:style-name="T17">WordWrap</text:span><text:span text:style-name="T18"><text:s/>: On,<text:s/></text:span><text:span text:style-name="T19">FormatOnSave</text:span><text:span text:style-name="T20"><text:s/>- ON</text:span></text:p>
      <text:p text:style-name="P1"><text:span text:style-name="T20"/></text:p>
      <text:p text:style-name="P1"><text:span text:style-name="T20"><text:s/>Alt+Shift+F -Auto Formatting</text:span></text:p>
      <text:p text:style-name="P1"><text:span text:style-name="T21"/></text:p>
      <text:p text:style-name="P1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